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9.525cm" svg:height="1.016cm" svg:x="4.81cm" svg:y="11.416cm">
          <text:p text:style-name="P1">Public Interface (Qco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9.525cm" svg:height="1.016cm" svg:x="4.81cm" svg:y="6.334cm">
          <text:p text:style-name="P1">Java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9.525cm" svg:height="1.016cm" svg:x="4.81cm" svg:y="8.875cm">
          <text:p text:style-name="P1">JN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9.525cm" svg:height="1.016cm" svg:x="4.81cm" svg:y="13.956cm">
          <text:p text:style-name="P1">Encoder Interface (Qco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9.525cm" svg:height="1.016cm" svg:x="4.81cm" svg:y="16.494cm">
          <text:p text:style-name="P1">IOMX, OpenMAX IL, 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9.572cm" svg:y1="16.494cm" svg:x2="9.572cm" svg:y2="14.972cm" draw:start-shape="id1" draw:start-glue-point="0" draw:end-shape="id2" draw:end-glue-point="2" svg:d="m9572 16494v-1522" svg:viewBox="0 0 1 1523">
          <text:p/>
        </draw:connector>
        <draw:connector draw:style-name="gr2" draw:text-style-name="P2" draw:layer="layout" svg:x1="9.572cm" svg:y1="13.956cm" svg:x2="9.572cm" svg:y2="12.432cm" draw:start-shape="id2" draw:start-glue-point="0" draw:end-shape="id3" draw:end-glue-point="2" svg:d="m9572 13956v-1524" svg:viewBox="0 0 1 1525">
          <text:p/>
        </draw:connector>
        <draw:connector draw:style-name="gr2" draw:text-style-name="P2" draw:layer="layout" svg:x1="9.572cm" svg:y1="11.416cm" svg:x2="9.572cm" svg:y2="9.891cm" draw:start-shape="id3" draw:start-glue-point="0" draw:end-shape="id4" draw:end-glue-point="2" svg:d="m9572 11416v-1525" svg:viewBox="0 0 1 1526">
          <text:p/>
        </draw:connector>
        <draw:connector draw:style-name="gr2" draw:text-style-name="P2" draw:layer="layout" svg:x1="9.572cm" svg:y1="8.875cm" svg:x2="9.572cm" svg:y2="7.35cm" draw:start-shape="id4" draw:start-glue-point="0" draw:end-shape="id5" draw:end-glue-point="2" svg:d="m9572 8875v-1525" svg:viewBox="0 0 1 15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stin Wright</meta:initial-creator>
    <meta:creation-date>2013-12-21T15:37:46</meta:creation-date>
    <dc:date>2013-12-21T15:52:46</dc:date>
    <dc:creator>Dustin Wright</dc:creator>
    <meta:editing-duration>P0D</meta:editing-duration>
    <meta:editing-cycles>1</meta:editing-cycles>
    <meta:document-statistic meta:object-count="9"/>
    <meta:generator>LibreOffice/3.5$Linux_X86_64 LibreOffice_project/350m1$Build-2</meta:generator>
  </office:meta>
</office:document-meta>
</file>